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c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c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d7a3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3f8a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58d8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9e97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bba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c8b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dcf9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e720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e7a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060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3c1b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be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Calibri" officeooo:rsid="000b4034"/>
    </style:style>
    <style:style style:name="T2" style:family="text">
      <style:text-properties style:font-name="Calibri" officeooo:rsid="0018b3bc"/>
    </style:style>
    <style:style style:name="T3" style:family="text">
      <style:text-properties style:font-name="Calibri" officeooo:rsid="001f9ab3"/>
    </style:style>
    <style:style style:name="T4" style:family="text">
      <style:text-properties style:font-name="Calibri" officeooo:rsid="0023f8a2"/>
    </style:style>
    <style:style style:name="T5" style:family="text">
      <style:text-properties style:font-name="Calibri" officeooo:rsid="002c8b10"/>
    </style:style>
    <style:style style:name="T6" style:family="text">
      <style:text-properties style:font-name="Calibri" officeooo:rsid="002dcf9f"/>
    </style:style>
    <style:style style:name="T7" style:family="text">
      <style:text-properties style:font-name="Calibri" officeooo:rsid="002e720a"/>
    </style:style>
    <style:style style:name="T8" style:family="text">
      <style:text-properties style:font-name="Calibri" fo:font-style="italic" officeooo:rsid="002e720a" style:font-style-asian="italic" style:font-style-complex="italic"/>
    </style:style>
    <style:style style:name="T9" style:family="text">
      <style:text-properties style:font-name="Calibri" officeooo:rsid="002e7ae3"/>
    </style:style>
    <style:style style:name="T10" style:family="text">
      <style:text-properties style:font-name="Calibri" officeooo:rsid="003060b7"/>
    </style:style>
    <style:style style:name="T11" style:family="text">
      <style:text-properties style:font-name="Calibri" officeooo:rsid="0033c1b1"/>
    </style:style>
    <style:style style:name="T12" style:family="text">
      <style:text-properties style:font-name="Times New Roman" officeooo:rsid="005a182b" style:font-name-asian="Courier New" style:font-name-complex="Courier New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4" text:anchor-type="as-char" svg:y="-0.2937in" svg:width="2.8626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9"><text:span text:style-name="MathematicaFormatStandardForm"><text:span text:style-name="T6">function P(n, j, k){ return (n&lt;j) ? 0: 1/k-P(n/j,2,k+1)+P(n,j+1,k);}</text:span></text:span></text:p>
      <text:p text:style-name="P4"><text:span text:style-name="MathematicaFormatStandardForm"><text:span text:style-name="T3"/></text:span></text:p>
      <text:p text:style-name="P8"><text:span text:style-name="MathematicaFormatStandardForm"><text:span text:style-name="T1"><draw:frame draw:style-name="fr1" draw:name="Object5" text:anchor-type="as-char" svg:y="-0.1244in" svg:width="0.5575in" svg:height="0.1752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4">is </text:span></text:span><text:a xlink:type="simple" xlink:href="http://mathworld.wolfram.com/RiemannPrimeCountingFunction.html" text:style-name="Internet_20_link" text:visited-style-name="Visited_20_Internet_20_Link"><text:span text:style-name="MathematicaFormatStandardForm"><text:span text:style-name="T3">Riemann's Prime Counting</text:span></text:span></text:a><text:a xlink:type="simple" xlink:href="http://mathworld.wolfram.com/RiemannPrimeCountingFunction.html" text:style-name="Internet_20_link" text:visited-style-name="Visited_20_Internet_20_Link"><text:span text:style-name="MathematicaFormatStandardForm"><text:span text:style-name="T2"> Function</text:span></text:span></text:a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10"><text:span text:style-name="MathematicaFormatStandardForm"><text:span text:style-name="T8"/></text:span></text:p>
      <text:p text:style-name="P5"><text:span text:style-name="MathematicaFormatStandardForm"><text:span text:style-name="T1"><draw:frame draw:style-name="fr1" draw:name="Object8" text:anchor-type="as-char" svg:y="-0.2937in" svg:width="2.4063in" svg:height="0.5382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11"><text:span text:style-name="MathematicaFormatStandardForm"><text:span text:style-name="T9">function B(n,a,t, k){ return (t &gt; n ) ? 0: t/k + B(n,a,a * t, k+1);}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937in" svg:width="3.0689in" svg:height="0.538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7" text:anchor-type="as-char" svg:y="-0.1244in" svg:width="1.8425in" svg:height="0.1752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14"><text:span text:style-name="MathematicaFormatStandardForm"><text:span text:style-name="T12"><draw:frame draw:style-name="fr2" draw:name="Object575" text:anchor-type="as-char" svg:y="-0.2043in" svg:width="1.6217in" svg:height="0.3283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12"><text:span text:style-name="MathematicaFormatStandardForm"><text:span text:style-name="T10">function A(n,a){ return 1-a * (Math.floor( n/a )-Math.floor( (n-1)/a ));}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" text:anchor-type="as-char" svg:y="-0.2937in" svg:width="3.3154in" svg:height="0.538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9" text:anchor-type="as-char" svg:y="-0.1244in" svg:width="1.8925in" svg:height="0.1752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14"><text:span text:style-name="MathematicaFormatStandardForm"><text:span text:style-name="T12"><draw:frame draw:style-name="fr2" draw:name="Object10" text:anchor-type="as-char" svg:y="-0.2043in" svg:width="2.4661in" svg:height="0.3583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13"><text:span text:style-name="MathematicaFormatStandardForm"><text:span text:style-name="T11">function A(n,a,b){ return b * (Math.floor( n/b )-Math.floor( (n-1)/b ))-a * (Math.floor( n/a )-Math.floor( (n-1)/a ));}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3" text:anchor-type="as-char" svg:y="-0.3102in" svg:width="3.589in" svg:height="0.570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2043in" svg:width="1.9283in" svg:height="0.3283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7:31:04.594000000</meta:creation-date>
    <meta:generator>LibreOffice/5.0.0.5$Windows_x86 LibreOffice_project/1b1a90865e348b492231e1c451437d7a15bb262b</meta:generator>
    <dc:date>2015-08-23T21:52:59.505000000</dc:date>
    <meta:editing-duration>PT3H6M24S</meta:editing-duration>
    <meta:editing-cycles>24</meta:editing-cycles>
    <meta:document-statistic meta:table-count="0" meta:image-count="0" meta:object-count="11" meta:page-count="1" meta:paragraph-count="15" meta:word-count="56" meta:character-count="364" meta:non-whitespace-character-count="313"/>
  </office:meta>
</office:document-meta>
</file>

<file path=Object 1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n>1</mn>
                        <mi>k</mi>
                      </mfrac>
                      <mo stretchy="false">−</mo>
                      <msub>
                        <mi>P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1 over k -P_{k+1}(n over j, 2)+P_k(n,j+1) "    if" n&gt;=j#
    0"                                              if"n&lt;j
  }
right none</annotation>
  </semantics>
</math>
</file>

<file path=Object 10/content.xml><?xml version="1.0" encoding="utf-8"?>
<math xmlns="http://www.w3.org/1998/Math/MathML" display="block">
  <semantics>
    <mrow>
      <msub>
        <mi>A</mi>
        <mi>a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−</mo>
          <mrow>
            <mi>a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a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a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A_{a}(n) = 1-a cdot (lfloor n over a rfloor - lfloor {n - 1} over a rfloor )</annotation>
  </semantics>
</math>
</file>

<file path=Object 11/content.xml><?xml version="1.0" encoding="utf-8"?>
<math xmlns="http://www.w3.org/1998/Math/MathML" display="block">
  <semantics>
    <mrow>
      <msub>
        <mi>A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b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b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b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i>a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a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a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A_{a over b}(n) = b cdot (lfloor n over b rfloor - lfloor {n - 1} over b rfloor )-a cdot (lfloor n over a rfloor - lfloor {n - 1} over a rfloor )</annotation>
  </semantics>
</math>
</file>

<file path=Object 12/content.xml><?xml version="1.0" encoding="utf-8"?>
<math xmlns="http://www.w3.org/1998/Math/MathML" display="block">
  <semantics>
    <mrow>
      <msub>
        <mi>S</mi>
        <mn>1</mn>
      </msub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sub>
          <mi>P</mi>
          <mn>1</mn>
        </msub>
      </mrow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−</mo>
        <msub>
          <mi>B</mi>
          <mn>1</mn>
        </msub>
      </mrow>
      <mrow>
        <mo fence="true" stretchy="false">(</mo>
        <mrow>
          <mrow>
            <mi>n</mi>
            <mi>,</mi>
            <mfrac>
              <mi>a</mi>
              <mi>b</mi>
            </mfrac>
            <mi>,</mi>
            <mfrac>
              <mi>a</mi>
              <mi>b</mi>
            </mfrac>
          </mrow>
        </mrow>
        <mo fence="true" stretchy="false">)</mo>
      </mrow>
    </mrow>
    <annotation encoding="StarMath 5.0">S_1(n,2) = P_1(n,2)- B_1( n,a over b, a over b )</annotation>
  </semantics>
</math>
</file>

<file path=Object 2/content.xml><?xml version="1.0" encoding="utf-8"?>
<math xmlns="http://www.w3.org/1998/Math/MathML" display="block">
  <semantics>
    <mrow>
      <msub>
        <mi>Q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sub>
                                <mi>Q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sub>
                                <mi>Q</mi>
                                <mi>k</mi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n</mi>
                                  <mi>,</mi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Q_k(n,j) = left lbrace
  stack {
    -(1 over k -Q_{k+1}(n over j, 2)+Q_k(n,j+1)) "    if" n&gt;=j#
    0"                                                    if"n&lt;j
  }
right none</annotation>
  </semantics>
</math>
</file>

<file path=Object 3/content.xml><?xml version="1.0" encoding="utf-8"?>
<math xmlns="http://www.w3.org/1998/Math/MathML" display="block">
  <semantics>
    <mrow>
      <msub>
        <mi>R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A</mi>
                      <mi>a</mi>
                    </msub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R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R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R_k(n,j) = left lbrace
  stack {
    A_a(j)cdot(1 over k -R_{k+1}(n over j, 2))+R_k(n,j+1) "    if" n&gt;=j#
    0"                                                             if"n&lt;j
  }
right none</annotation>
  </semantics>
</math>
</file>

<file path=Object 4/content.xml><?xml version="1.0" encoding="utf-8"?>
<math xmlns="http://www.w3.org/1998/Math/MathML" display="block">
  <semantics>
    <mrow>
      <msub>
        <mi>S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i>b</mi>
                      <mo stretchy="false">⋅</mo>
                      <msub>
                        <mi>A</mi>
                        <mfrac>
                          <mi>a</mi>
                          <mi>b</mi>
                        </mfrac>
                      </msub>
                    </mrow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S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i>b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S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S_k(n,j) = left lbrace
  stack {
    b cdot A_{a over b}(j)cdot(1 over k -S_{k+1}(n over j, 1+b))+S_k(n,j+b) "    if" n&gt;=j#
    0"                                                                    if"n&lt;j
  }
right none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i>n</mi>
            <mi>,</mi>
            <mn>2</mn>
          </mrow>
        </mrow>
        <mo fence="true" stretchy="false">)</mo>
      </mrow>
    </mrow>
    <annotation encoding="StarMath 5.0">P_1(n,2)</annotation>
  </semantics>
</math>
</file>

<file path=Object 7/content.xml><?xml version="1.0" encoding="utf-8"?>
<math xmlns="http://www.w3.org/1998/Math/MathML" display="block">
  <semantics>
    <mrow>
      <msub>
        <mi>Q</mi>
        <mn>1</mn>
      </msub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sub>
          <mi>P</mi>
          <mn>1</mn>
        </msub>
      </mrow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−</mo>
        <msub>
          <mi>B</mi>
          <mn>1</mn>
        </msub>
      </mrow>
      <mrow>
        <mo fence="true" stretchy="false">(</mo>
        <mrow>
          <mrow>
            <mi>n</mi>
            <mi>,</mi>
            <mn>2,2</mn>
          </mrow>
        </mrow>
        <mo fence="true" stretchy="false">)</mo>
      </mrow>
    </mrow>
    <annotation encoding="StarMath 5.0">Q_1(n,2) = P_1(n,2)- B_1( n,2,2 )</annotation>
  </semantics>
</math>
</file>

<file path=Object 8/content.xml><?xml version="1.0" encoding="utf-8"?>
<math xmlns="http://www.w3.org/1998/Math/MathML" display="block">
  <semantics>
    <mrow>
      <msub>
        <mi>B</mi>
        <mi>k</mi>
      </msub>
      <mrow>
        <mrow>
          <mo fence="true" stretchy="false">(</mo>
          <mrow>
            <mrow>
              <mi>n</mi>
              <mi>,</mi>
              <mi>a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t</mi>
                        <mi>k</mi>
                      </mfrac>
                      <mo stretchy="false">+</mo>
                      <msub>
                        <mi>B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i>a</mi>
                          <mi>,</mi>
                          <mrow>
                            <mi>a</mi>
                            <mo stretchy="false">⋅</mo>
                            <mi>t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t</mi>
                      <mo stretchy="false">≤</mo>
                      <mi>n</mi>
                    </mrow>
                  </mrow>
                </mtd>
              </mtr>
              <mtr>
                <mtd>
                  <mrow>
                    <mn>0</mn>
                    <mtext>                               if</mtext>
                    <mrow>
                      <mi>t</mi>
                      <mo stretchy="false">&gt;</mo>
                      <mi>n</mi>
                    </mrow>
                  </mrow>
                </mtd>
              </mtr>
            </mtable>
          </mrow>
        </mrow>
      </mrow>
    </mrow>
    <annotation encoding="StarMath 5.0">B_k(n,a, t) = left lbrace
  stack {
    t over k + B_{k+1}(n,a, a cdot t) "    if" t&lt;= n#
    0"                               if"t&gt; n
  }
right none</annotation>
  </semantics>
</math>
</file>

<file path=Object 9/content.xml><?xml version="1.0" encoding="utf-8"?>
<math xmlns="http://www.w3.org/1998/Math/MathML" display="block">
  <semantics>
    <mrow>
      <msub>
        <mi>Q</mi>
        <mn>1</mn>
      </msub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sub>
          <mi>P</mi>
          <mn>1</mn>
        </msub>
      </mrow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−</mo>
        <msub>
          <mi>B</mi>
          <mn>1</mn>
        </msub>
      </mrow>
      <mrow>
        <mo fence="true" stretchy="false">(</mo>
        <mrow>
          <mrow>
            <mi>n</mi>
            <mi>,</mi>
            <mi>a</mi>
            <mi>,</mi>
            <mi>a</mi>
          </mrow>
        </mrow>
        <mo fence="true" stretchy="false">)</mo>
      </mrow>
    </mrow>
    <annotation encoding="StarMath 5.0">Q_1(n,2) = P_1(n,2)- B_1( n,a,a )</annotation>
  </semantics>
</math>
</file>